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5cm" draw:caption-point-x="-0.61cm" draw:caption-point-y="1.513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6cm" draw:caption-point-x="-0.61cm" draw:caption-point-y="1.513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6.406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3cm" draw:caption-point-x="-0.61cm" draw:caption-point-y="1.514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6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8" office:value-type="float" office:value="2">
            <office:annotation draw:style-name="gr1" draw:text-style-name="P1" svg:width="2.899cm" svg:height="0.669cm" svg:x="14.148cm" svg:y="4.82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2cm" draw:caption-point-x="-0.61cm" draw:caption-point-y="1.514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433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8.88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4.819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4.819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4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20])" office:value-type="float" office:value="0">
            <text:p>0</text:p>
          </table:table-cell>
          <table:table-cell table:formula="of:=SUM([.C2:.C20])" office:value-type="float" office:value="0">
            <text:p>0</text:p>
          </table:table-cell>
          <table:table-cell table:formula="of:=SUM([.D2:.D20])" office:value-type="float" office:value="0">
            <text:p>0</text:p>
          </table:table-cell>
          <table:table-cell table:formula="of:=SUM([.E2:.E20])" office:value-type="float" office:value="32">
            <text:p>32</text:p>
          </table:table-cell>
          <table:table-cell table:formula="of:=SUM([.F2:.F20])" office:value-type="float" office:value="30">
            <text:p>30</text:p>
          </table:table-cell>
          <table:table-cell table:formula="of:=SUM([.G2:.G20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32">
            <text:p>-32</text:p>
          </table:table-cell>
          <table:table-cell table:formula="of:=[.F22]-[.F21]" office:value-type="float" office:value="-30">
            <text:p>-30</text:p>
          </table:table-cell>
          <table:table-cell table:formula="of:=[.G22]-[.G21]" office:value-type="float" office:value="-29">
            <text:p>-29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4"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4">
            <office:annotation draw:style-name="gr1" draw:text-style-name="P1" svg:width="2.899cm" svg:height="0.669cm" svg:x="11.89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6.406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1" table:formula="of:=[.G10]-[.G9]" office:value-type="float" office:value="-12">
            <text:p>-12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4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9">
            <text:p>9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1" table:formula="of:=[.G12]-[.G11]" office:value-type="float" office:value="-4">
            <text:p>-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4.148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305cm" draw:caption-point-x="-0.61cm" draw:caption-point-y="1.511cm">
              <dc:date>2026-02-18T00:00:00</dc:date>
              <text:p text:style-name="P1">hardest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0">
            <office:annotation draw:style-name="gr1" draw:text-style-name="P1" svg:width="2.899cm" svg:height="0.669cm" svg:x="11.89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4.148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6.406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1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0">20/02/2026</text:date>, <text:time>11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0T11:00:54.21</dc:date>
    <meta:editing-duration>P1DT20H23M36S</meta:editing-duration>
    <meta:editing-cycles>45</meta:editing-cycles>
    <meta:generator>OpenOffice/4.1.16$Win32 OpenOffice.org_project/4116m3$Build-9816</meta:generator>
    <meta:document-statistic meta:table-count="8" meta:cell-count="594" meta:object-count="0"/>
  </office:meta>
</office:document-meta>
</file>